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fo:font-style="normal" fo:font-weight="normal" officeooo:rsid="000f0b47" officeooo:paragraph-rsid="000eb401" style:font-size-asian="12pt" style:font-style-asian="normal" style:font-weight-asian="normal" style:font-size-complex="12pt"/>
    </style:style>
    <style:style style:name="P2" style:family="paragraph" style:parent-style-name="Standard">
      <style:paragraph-properties fo:text-align="start" style:justify-single-word="false"/>
      <style:text-properties fo:color="#000000" style:font-name="Liberation Serif" fo:font-size="12pt" fo:font-style="normal" fo:font-weight="normal" officeooo:rsid="000f0b47" officeooo:paragraph-rsid="000f0b47" style:font-size-asian="12pt" style:font-style-asian="normal" style:font-weight-asian="normal" style:font-size-complex="12pt"/>
    </style:style>
    <style:style style:name="P3" style:family="paragraph" style:parent-style-name="Standard">
      <style:paragraph-properties fo:text-align="start" style:justify-single-word="false"/>
      <style:text-properties fo:color="#000000" style:font-name="Liberation Serif" fo:font-size="12pt" fo:font-style="normal" fo:font-weight="normal" officeooo:rsid="000f0e06" officeooo:paragraph-rsid="000f0e06" style:font-size-asian="12pt" style:font-style-asian="normal" style:font-weight-asian="normal" style:font-size-complex="12pt"/>
    </style:style>
    <style:style style:name="P4" style:family="paragraph" style:parent-style-name="Standard">
      <style:paragraph-properties fo:text-align="start" style:justify-single-word="false"/>
      <style:text-properties fo:color="#000000" style:font-name="Liberation Serif" fo:font-size="12pt" fo:font-style="normal" fo:font-weight="normal" officeooo:paragraph-rsid="000eb401" style:font-size-asian="12pt" style:font-style-asian="normal" style:font-weight-asian="normal" style:font-size-complex="12pt"/>
    </style:style>
    <style:style style:name="P5" style:family="paragraph" style:parent-style-name="Standard">
      <style:text-properties fo:color="#000000" style:font-name="Liberation Serif" fo:font-size="12pt" officeooo:rsid="000db3e1" officeooo:paragraph-rsid="000db3e1" style:font-size-asian="12pt" style:font-size-complex="12pt"/>
    </style:style>
    <style:style style:name="P6" style:family="paragraph" style:parent-style-name="Standard">
      <style:paragraph-properties fo:text-align="center" style:justify-single-word="false"/>
      <style:text-properties fo:color="#000000" style:font-name="Liberation Serif" fo:font-size="12pt" officeooo:rsid="000db3e1" officeooo:paragraph-rsid="000db3e1" style:font-size-asian="12pt" style:font-size-complex="12pt"/>
    </style:style>
    <style:style style:name="P7" style:family="paragraph" style:parent-style-name="Standard">
      <style:paragraph-properties fo:text-align="start" style:justify-single-word="false"/>
      <style:text-properties fo:color="#000000" style:font-name="Liberation Serif" fo:font-size="12pt" officeooo:rsid="000db3e1" officeooo:paragraph-rsid="000db3e1"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rsid="000eb401" officeooo:paragraph-rsid="000eb401" style:font-size-asian="12pt" style:font-size-complex="12pt"/>
    </style:style>
    <style:style style:name="P9" style:family="paragraph" style:parent-style-name="Standard">
      <style:paragraph-properties fo:text-align="start" style:justify-single-word="false"/>
      <style:text-properties fo:color="#000000" style:font-name="Liberation Serif" fo:font-size="12pt" officeooo:rsid="000eb401" officeooo:paragraph-rsid="000f0e06"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officeooo:rsid="000f0e06" officeooo:paragraph-rsid="000f0e06"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paragraph-rsid="000eb401"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officeooo:paragraph-rsid="000f0b47"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officeooo:paragraph-rsid="000f0e06"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paragraph-rsid="00109d92"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rsid="00109d92" officeooo:paragraph-rsid="00109d92"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fo:font-weight="bold" officeooo:rsid="00109d92" officeooo:paragraph-rsid="00109d92"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normal" officeooo:rsid="00109d92" officeooo:paragraph-rsid="00109d9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Liberation Serif" fo:font-size="12pt" fo:font-weight="normal" officeooo:rsid="0010cba7" officeooo:paragraph-rsid="0010cba7" style:font-size-asian="12pt" style:font-weight-asian="normal" style:font-size-complex="12pt" style:font-weight-complex="normal"/>
    </style:style>
    <style:style style:name="T1" style:family="text">
      <style:text-properties officeooo:rsid="000eb401"/>
    </style:style>
    <style:style style:name="T2" style:family="text">
      <style:text-properties officeooo:rsid="000f0b47"/>
    </style:style>
    <style:style style:name="T3" style:family="text">
      <style:text-properties fo:font-style="normal" fo:font-weight="normal" style:font-style-asian="normal" style:font-weight-asian="normal"/>
    </style:style>
    <style:style style:name="T4" style:family="text">
      <style:text-properties fo:font-style="normal" fo:font-weight="normal" officeooo:rsid="000f0b47" style:font-style-asian="normal" style:font-weight-asian="normal"/>
    </style:style>
    <style:style style:name="T5" style:family="text">
      <style:text-properties fo:font-style="normal" fo:font-weight="normal" officeooo:rsid="000f0e06" style:font-style-asian="normal" style:font-weight-asian="normal"/>
    </style:style>
    <style:style style:name="T6" style:family="text">
      <style:text-properties fo:font-style="normal" fo:font-weight="normal" officeooo:rsid="000f0e06" style:font-style-asian="normal" style:font-weight-asian="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0109d92" style:font-style-asian="normal" style:font-weight-asian="normal"/>
    </style:style>
    <style:style style:name="T9" style:family="text">
      <style:text-properties fo:font-style="normal" style:font-style-asian="normal"/>
    </style:style>
    <style:style style:name="T10" style:family="text">
      <style:text-properties fo:font-style="normal" officeooo:rsid="0010cba7" style:font-style-asian="normal"/>
    </style:style>
    <style:style style:name="T11" style:family="text">
      <style:text-properties officeooo:rsid="000f0e06"/>
    </style:style>
    <style:style style:name="T12" style:family="text">
      <style:text-properties officeooo:rsid="00109d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andu Dragos<text:line-break/></text:p>
      <text:p text:style-name="P6">Aplicatie WebScraping eMag</text:p>
      <text:p text:style-name="P6"/>
      <text:p text:style-name="P7"/>
      <text:p text:style-name="P16">Introducere</text:p>
      <text:p text:style-name="P7"/>
      <text:p text:style-name="P8"><text:tab/>Aplicatia urmareste extragerea produselor cu etichetele “Top Favorite” si “Super Pret” de pe site-ul eMag din categoriile cu eticheta Nou si Promo din meniul de PC, Periferice si Software, pe care le stocheaza intr-o baza de date din Atlas MongoDB.</text:p>
      <text:p text:style-name="P8"/>
      <text:p text:style-name="P16">Arhitectura</text:p>
      <text:p text:style-name="P9"/>
      <text:p text:style-name="P9"><text:tab/>Aplicatia este structurata in <text:span text:style-name="T12">4</text:span> parti. </text:p>
      <text:p text:style-name="P9"/>
      <text:p text:style-name="P9"><text:span text:style-name="T11">1. Baza de date.</text:span></text:p>
      <text:p text:style-name="P9"/>
      <text:p text:style-name="P10">Tehnologii folosite:</text:p>
      <text:p text:style-name="P10">- pymongo</text:p>
      <text:p text:style-name="P10"/>
      <text:p text:style-name="P9"><text:tab/>In fisierul database.py este una dintre parti, unde sunt definite functiile de conectare si operati CRUD cu baza de date. Aici, am folosit URL de conectare la baza de date Produse Emag, folosind un user de test definit in contul de MongoDB. Acest user este dev si are parol<text:span text:style-name="T11">a</text:span> PaSSw0rd. <text:span text:style-name="T11">Cu acest url m-am conectat cu un MongoClient la MongoDB Atlas unde se afla bazele mele de date.</text:span> Desi acesta solutie nu ofera nicio securitate sau personalizare, este foarte utila pentru utilizarea si testarea rapida a bazei de date. </text:p>
      <text:p text:style-name="P8"><text:tab/><text:span text:style-name="T11">Folosind functiile si obiectele modulului pymongo am definit baza de date folosita si am definit functii pentru crud pe colectii si documente in baza de date.</text:span></text:p>
      <text:p text:style-name="P8"/>
      <text:p text:style-name="P10">Urmatoarele 2 parti se regasesc in fisierul main.py</text:p>
      <text:p text:style-name="P8"/>
      <text:p text:style-name="P8"><text:span text:style-name="T11">2</text:span>. Navigarea automata a siteului eMag.</text:p>
      <text:p text:style-name="P8"/>
      <text:p text:style-name="P9"><text:span text:style-name="T11">Tehnologii folosite:</text:span></text:p>
      <text:p text:style-name="P9"/>
      <text:p text:style-name="P9">- selenium webdriver</text:p>
      <text:p text:style-name="P8"><text:tab/><text:span text:style-name="T11">Deoarece codul siteului emag are generate multe elemente folosind scripturi javascript, este necesar un driver pentru a rula si genera aceste elemente, astfel am folosit selenium webdriver. </text:span>Cu acesta mi-am definit obiectul browser care imi permite rularea headless ( fara GUI ) a unei instante a browserului chrome, unde navighez siteul emag.</text:p>
      <text:p text:style-name="P11"><text:span text:style-name="T1"><text:tab/></text:span><text:span text:style-name="T11">Desigur, exista posibilitatea rularii automate cu navigarea automata si cu deschiderea GUI a browserului pentru verificarea la testare a consecintelor codului folosind ca argument </text:span><text:span text:style-name="T5">ChromeDriverManager().install() pentru a deschide instala si deschide o instanta a browserului chrome.</text:span></text:p>
      <text:p text:style-name="P11"><text:span text:style-name="T5"><text:tab/>Pentru extragerea paginilor web am definit o functie getPages(classtag)</text:span></text:p>
      <text:p text:style-name="P11"><text:span text:style-name="T5"/></text:p>
      <text:p text:style-name="P8"><text:tab/>Pentru a naviga am extras elementele <text:span text:style-name="T11">importante din codul html al siteului</text:span> folosind functi<text:span text:style-name="T11">ile</text:span> find_element <text:span text:style-name="T11">si find_elements</text:span> unde <text:span text:style-name="T11">folosind modelul </text:span>XPATH, am dat drept parametru dupa ce sa caute functia in pagina web, analizand cu inspect siteul emag pentru aceste atribute definitoare ale elementelor de interes. </text:p>
      <text:p text:style-name="P8"/>
      <text:p text:style-name="P8">Elemente de interes:</text:p>
      <text:p text:style-name="P8"><text:soft-page-break/>- Butonul de <text:span text:style-name="T2">Pc, Periferice si Software</text:span> peste care browserul sa dea hover <text:span text:style-name="T2">in megameniul siteului.</text:span></text:p>
      <text:p text:style-name="P11"><text:span text:style-name="T2">A</text:span><text:span text:style-name="T1">cesta este un div cu atributul </text:span><text:span text:style-name="T3">data-id='23'.</text:span></text:p>
      <text:p text:style-name="P11"><text:span text:style-name="T3">- </text:span><text:span text:style-name="T4">linkurile catre paginile promo si nou care au un span cu atributul class='label label-</text:span><text:span text:style-name="T3">{classtag}, </text:span><text:span text:style-name="T4">unde variabila classtag urmareste daca functia primeste Nou sau Promo</text:span></text:p>
      <text:p text:style-name="P1"/>
      <text:p text:style-name="P12"><text:span text:style-name="T4">Pentru a naviga pagina browserul </text:span><text:span text:style-name="T5">actioneaza dupa</text:span><text:span text:style-name="T4"> urmatorii pasi:</text:span></text:p>
      <text:p text:style-name="P2"><text:tab/>Hover peste Pc, Periferice si Software, Click pe primul element cu Nou, salveaza html-ul paginii noi deschise <text:span text:style-name="T11">in lista webpages</text:span>, <text:span text:style-name="T12">se actioneaza back(), hover din nou, click pe urmatorul element cu eticheta Nou si </text:span>repeta pentru toate linkurile cu eticheta Nou <text:span text:style-name="T11">apoi returneaza lista webpages. </text:span></text:p>
      <text:p text:style-name="P2"><text:tab/>Apoi se apeleaza functia getPages cu argumentul promo pentru a obtine toate paginile cu promo <text:span text:style-name="T11">si din nou se returneaza o lista cu webpages. </text:span></text:p>
      <text:p text:style-name="P2"><text:tab/><text:span text:style-name="T11">Pentru a obtine codul html al paginii am apelat browser.page_source</text:span></text:p>
      <text:p text:style-name="P2"/>
      <text:p text:style-name="P3"><text:tab/>Astfel am obtinut o lista cu toate paginile cu produse. </text:p>
      <text:p text:style-name="P3"><text:tab/></text:p>
      <text:p text:style-name="P3"><text:span text:style-name="T12">3</text:span>. Extragere informatiilor din html-ul paginilor</text:p>
      <text:p text:style-name="P3"/>
      <text:p text:style-name="P3">Tehnologii folosite:</text:p>
      <text:p text:style-name="P3">- beautifulsoup4</text:p>
      <text:p text:style-name="P3"/>
      <text:p text:style-name="P3"><text:tab/>Cu ajutorul BeautifulSoup4 am reusit sa imi structurez si sa extrag informatiile necesare pentru a incarca in baza de date dictionarele cu informatii despre produse. </text:p>
      <text:p text:style-name="P13"><text:span text:style-name="T5"><text:tab/>Produsele erau fiecare incarcate in div-uri cu atributul class=”</text:span><text:span text:style-name="T3">card-item card-standard js-product-data” </text:span><text:span text:style-name="T8">astfel, folosind functia find_all am putut sa extrag o lista cu toate containerele pentru fiecare produs. </text:span></text:p>
      <text:p text:style-name="P13"><text:span text:style-name="T8"><text:tab/>Dupa obtinerea unui container, am cautat informatiile pe care doresc sa le retin: nume, link si categorie.</text:span></text:p>
      <text:p text:style-name="P14"><text:span text:style-name="T8"><text:tab/>Desigur, am analizat doar produsele care contineau etichetele de “Top Favorite” si “Super pret”. Acestea se regaseau in span-uri cu atributul class = “card-v2-badge-cmp badge commercial-badge”. </text:span></text:p>
      <text:p text:style-name="P14"><text:span text:style-name="T8"><text:tab/>Pentru a obtine lista de produse pentru ficare pagina am definit functia getProductsFromPage(page). </text:span></text:p>
      <text:p text:style-name="P14"><text:span text:style-name="T8"><text:tab/></text:span></text:p>
      <text:p text:style-name="P14"><text:span text:style-name="T8"><text:tab/>Functia write_all_to_database(total_list, databse) defineste scrierea in baza de date, aduagand fiecare produs in colectia aferenta categoriei sale ca documente in colectie. <text:s/></text:span></text:p>
      <text:p text:style-name="P14"><text:span text:style-name="T8"/></text:p>
      <text:p text:style-name="P15"><text:span text:style-name="T3">4. Rularea aplicatiei:</text:span></text:p>
      <text:p text:style-name="P15"><text:span text:style-name="T3"/></text:p>
      <text:p text:style-name="P15"><text:span text:style-name="T3"><text:tab/>Aplicatia ruleaza in consola folosind o bucla while si are un set de comenzi predefinite. Dupa tastarea unei comenzi utilizatorul este invitat sa dea programului o noua comanda. </text:span></text:p>
      <text:p text:style-name="P15"><text:span text:style-name="T3"><text:tab/>Exista o comanda pentru help unde se afiseaza comenzile disponibile. </text:span></text:p>
      <text:p text:style-name="P15"><text:span text:style-name="T3"><text:tab/></text:span></text:p>
      <text:p text:style-name="P15"><text:span text:style-name="T3"><text:tab/>Am ales aceasta modalitate de rulare a aplicatiei pentru reprezentarea simplificata a functilor acesteia. </text:span></text:p>
      <text:p text:style-name="P15"><text:span text:style-name="T3"/></text:p>
      <text:p text:style-name="P16"><text:span text:style-name="T9"/></text:p>
      <text:p text:style-name="P16"><text:span text:style-name="T9">Concluzii si imbunatatiri</text:span></text:p>
      <text:p text:style-name="P16"><text:span text:style-name="T9"/></text:p>
      <text:p text:style-name="P17"><text:span text:style-name="T9">Aplicatia ofera un de plecare pentru extinderea functionalitatii de scraping a siteului eMag.</text:span></text:p>
      <text:p text:style-name="P17"><text:span text:style-name="T9"/></text:p>
      <text:p text:style-name="P17"><text:span text:style-name="T9"/></text:p>
      <text:p text:style-name="P17"><text:soft-page-break/><text:span text:style-name="T9"/></text:p>
      <text:p text:style-name="P17"><text:span text:style-name="T9">Aceasta poate fi imbunatatite pe mai multe planuri:</text:span></text:p>
      <text:p text:style-name="P17"><text:span text:style-name="T9"/></text:p>
      <text:p text:style-name="P17"><text:span text:style-name="T9">- navigarea catre a doua pagina de produse. In cadrul aplicatiei exista sectiuni de cod comentate care indeplinesc aceasta functionalitate, insa am lasat la disponibilitatea utilizatorului pentru a le decomenta si testa. In timpul testarii aplicatiei, codul functioneaza pe un sistem linux, ecran 1920x1080p, procesor i7, 8Gb RAM.</text:span></text:p>
      <text:p text:style-name="P17"><text:span text:style-name="T9"><text:tab/>La testarea pe mai multe sistem Windows atat masini virtuale cat si sisteme fizice am intampinat urmatoarele probleme:</text:span></text:p>
      <text:p text:style-name="P17"><text:span text:style-name="T10"><text:tab/>a.</text:span><text:span text:style-name="T9"> lispa certificatelor necesare pentru a comunica cu baza de date a MongoDB atlas. Certificatul in cauza este </text:span><text:span text:style-name="T10">ISRG ROOT X1 -problema aparent avand ca sursa sistemul Windows 10 neactualizat</text:span></text:p>
      <text:p text:style-name="P18"><text:span text:style-name="T9"><text:tab/>b. In ciuda optiunilor pentru selenium webdriver ca fereastra sa aiba dimensiunea de 1920x1080 pe masinile virtuale sau sistemele fizice cu un ecran cu rezolutie mai mica, elementele web ale paginii sunt inaccesibile</text:span></text:p>
      <text:p text:style-name="P18"><text:span text:style-name="T9">c. In cauzul unui sistem cu resurse limitate ( ex VM ), unele elemente web se incarca mai lent, iar comenzile driverului selenium nu pot fi efectuate chiar si la stabilirea unui waittime implicit pentru fiecare comanda.</text:span></text:p>
      <text:p text:style-name="P18"><text:span text:style-name="T9"/></text:p>
      <text:p text:style-name="P18"><text:span text:style-name="T9">- contruirea unei interfete pentru interactiunea cu datele</text:span></text:p>
      <text:p text:style-name="P18"><text:span text:style-name="T9"/></text:p>
      <text:p text:style-name="P18"><text:span text:style-name="T9">- adaugarea mai multor functii de prelucrare a datelor</text:span></text:p>
      <text:p text:style-name="P3"/>
      <text:p text:style-name="P3"/>
      <text:p text:style-name="P1"/>
      <text:p text:style-name="P4"/>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21:21:29.966620100</meta:creation-date>
    <meta:generator>LibreOffice/6.4.7.2$Linux_X86_64 LibreOffice_project/40$Build-2</meta:generator>
    <dc:date>2022-04-13T13:10:02.528394814</dc:date>
    <meta:editing-duration>PT11M15S</meta:editing-duration>
    <meta:editing-cycles>3</meta:editing-cycles>
    <meta:document-statistic meta:table-count="0" meta:image-count="0" meta:object-count="0" meta:page-count="3" meta:paragraph-count="54" meta:word-count="888" meta:character-count="5944" meta:non-whitespace-character-count="5064"/>
  </office:meta>
</office:document-meta>
</file>